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Freitag</meta:initial-creator>
    <meta:creation-date>2013-06-13T09:16: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4$Linux LibreOffice_project/340m1$Build-402</meta:generator>
  </office:meta>
</office:document-meta>
</file>